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c19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00" fo:font-weight="bold" style:font-weight-asian="bold" style:font-weight-complex="bold"/>
    </style:style>
    <style:style style:name="P4" style:family="paragraph">
      <style:paragraph-properties fo:text-align="center"/>
      <style:text-properties fo:color="#ffff00" fo:font-weight="normal" style:font-weight-asian="normal" style:font-weight-complex="normal"/>
    </style:style>
    <style:style style:name="P5" style:family="paragraph">
      <style:paragraph-properties fo:text-align="center"/>
      <style:text-properties fo:color="#ffff00"/>
    </style:style>
    <style:style style:name="P6" style:family="paragraph">
      <style:paragraph-properties fo:text-align="center"/>
      <style:text-properties fo:color="#ffffcc" fo:font-family="Sawasdee" style:font-pitch="variable"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text-align="center"/>
      <style:text-properties fo:color="#ffffff" fo:font-family="'anti folk'" style:font-pitch="variable" fo:font-size="44pt" style:font-size-asian="44pt" style:font-size-complex="44pt"/>
    </style:style>
    <style:style style:name="P8" style:family="paragraph">
      <style:paragraph-properties fo:text-align="center"/>
      <style:text-properties fo:color="#ffffff" fo:font-family="Ani" style:font-pitch="variable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ffffff" fo:font-family="Ani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color="#ffffff" fo:font-family="Ani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family="Ani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color="#ffcc99" fo:font-family="Sawasdee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00" fo:font-weight="bold" style:font-weight-asian="bold" style:font-weight-complex="bold"/>
    </style:style>
    <style:style style:name="T2" style:family="text">
      <style:text-properties fo:color="#ffff00" fo:font-weight="normal" style:font-weight-asian="normal" style:font-weight-complex="normal"/>
    </style:style>
    <style:style style:name="T3" style:family="text">
      <style:text-properties fo:color="#ffff00"/>
    </style:style>
    <style:style style:name="T4" style:family="text">
      <style:text-properties fo:color="#ffffff" fo:font-family="'anti folk'" style:font-pitch="variable" fo:font-size="44pt" style:font-size-asian="44pt" style:font-size-complex="44pt"/>
    </style:style>
    <style:style style:name="T5" style:family="text">
      <style:text-properties fo:color="#ffffff" fo:font-family="Ani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Ani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fo:font-family="Ani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cc99" fo:font-family="Sawasdee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cc99" fo:font-family="Sawasdee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5cm" svg:height="6.35cm" svg:x="7.985cm" svg:y="5.445cm">
          <text:p text:style-name="P1"><text:span text:style-name="T1">INDEX</text:span></text:p>
          <text:p text:style-name="P1"><text:span text:style-name="T1">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715cm" svg:height="5.715cm" svg:x="2.27cm" svg:y="12.43cm">
          <text:p text:style-name="P1"><text:span text:style-name="T1">PICTURE </text:span></text:p>
          <text:p text:style-name="P1"><text:span text:style-name="T1">SUPER</text:span></text:p>
          <text:p text:style-name="P1"><text:span text:style-name="T1">NATURAL.</text:span></text:p>
          <text:p text:style-name="P1"><text:span text:style-name="T1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127cm" svg:y1="12.43cm" svg:x2="7.985cm" svg:y2="8.62cm" draw:start-shape="id1" draw:start-glue-point="4" draw:end-shape="id2" draw:end-glue-point="6" svg:d="m5127 12430c0-2540 952-3810 2858-3810">
          <text:p/>
        </draw:connector>
        <draw:custom-shape draw:style-name="gr4" draw:text-style-name="P3" xml:id="id3" draw:id="id3" draw:layer="layout" svg:width="5.08cm" svg:height="5.08cm" svg:x="13.065cm" svg:y="13.065cm">
          <text:p text:style-name="P1"><text:span text:style-name="T1">SUPERNATURAL</text:span></text:p>
          <text:p text:style-name="P1"><text:span text:style-name="T1">INFO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4.335cm" svg:y1="8.62cm" svg:x2="15.605cm" svg:y2="13.065cm" draw:start-shape="id2" draw:start-glue-point="10" draw:end-shape="id3" draw:end-glue-point="4" svg:d="m14335 8620c847 0 1270 1481 1270 4445">
          <text:p/>
        </draw:connector>
        <draw:custom-shape draw:style-name="gr5" draw:text-style-name="P4" xml:id="id4" draw:id="id4" draw:layer="layout" svg:width="5.715cm" svg:height="5.715cm" svg:x="11.16cm" svg:y="19.415cm">
          <text:p text:style-name="P1"><text:span text:style-name="T2">SUPERNATURAL</text:span></text:p>
          <text:p text:style-name="P1"><text:span text:style-name="T2">CHARACTERS</text:span></text:p>
          <text:p text:style-name="P1"><text:span text:style-name="T2">.H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4.017cm" svg:y1="19.415cm" svg:x2="5.127cm" svg:y2="18.145cm" draw:start-shape="id4" draw:start-glue-point="4" draw:end-shape="id1" svg:d="m14017 19415c0-952-8890-318-8890-1270">
          <text:p/>
        </draw:connector>
        <draw:connector draw:style-name="gr3" draw:text-style-name="P1" draw:layer="layout" draw:type="curve" svg:x1="14.017cm" svg:y1="19.415cm" svg:x2="15.605cm" svg:y2="18.145cm" draw:start-shape="id4" draw:start-glue-point="4" draw:end-shape="id3" svg:d="m14017 19415c0-952 1588-318 1588-1270">
          <text:p/>
        </draw:connector>
        <draw:custom-shape draw:style-name="gr6" draw:text-style-name="P5" xml:id="id5" draw:id="id5" draw:layer="layout" svg:width="5.715cm" svg:height="5.715cm" svg:x="4.175cm" svg:y="19.415cm">
          <text:p text:style-name="P1"><text:span text:style-name="T3">SUPERNATURAL</text:span></text:p>
          <text:p text:style-name="P1"><text:span text:style-name="T3">EPISODE INFO</text:span></text:p>
          <text:p text:style-name="P1"><text:span text:style-name="T3">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032cm" svg:y1="19.415cm" svg:x2="8.076cm" svg:y2="18.729cm" draw:start-shape="id5" draw:start-glue-point="4" svg:d="m7032 19415c0-891 1044-548 1044-686">
          <text:p/>
        </draw:connector>
      </draw:page>
      <draw:page draw:name="page2" draw:style-name="dp1" draw:master-page-name="Default">
        <draw:custom-shape draw:style-name="gr7" draw:text-style-name="P6" draw:layer="layout" svg:width="19.685cm" svg:height="3.175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5.875cm" svg:height="1.905cm" svg:x="2.905cm" svg:y="1.635cm">
          <text:p text:style-name="P1"><text:span text:style-name="T4">SUPERNATU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445cm" svg:height="2.54cm" svg:x="1.635cm" svg:y="4.175cm">
          <text:p text:style-name="P1"><text:span text:style-name="T5">Charac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175cm" svg:height="2.54cm" svg:x="7.35cm" svg:y="4.175cm">
          <text:p text:style-name="P1"><text:span text:style-name="T6">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175cm" svg:height="2.54cm" svg:x="11.795cm" svg:y="4.175cm">
          <text:p text:style-name="P1"><text:span text:style-name="T7">Pic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175cm" svg:height="2.54cm" svg:x="16.24cm" svg:y="4.175cm">
          <text:p text:style-name="P1"><text:span text:style-name="T6">P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3.335cm" svg:height="18.415cm" svg:x="0.365cm" svg:y="7.35cm">
          <text:p text:style-name="P1"><text:span text:style-name="T8">Welcome to Supernatural website, </text:span></text:p>
          <text:p text:style-name="P1"><text:span text:style-name="T8">you can find all the Awesome </text:span></text:p>
          <text:p text:style-name="P1"><text:span text:style-name="T8">News and Info about </text:span></text:p>
          <text:p text:style-name="P1"><text:span text:style-name="T8">SUPERNATURAL! </text:span></text:p>
          <text:p text:style-name="P1"><text:span text:style-name="T8">Special news about Dean</text:span></text:p>
          <text:p text:style-name="P1"><text:span text:style-name="T8">And Sam Wintchester, </text:span></text:p>
          <text:p text:style-name="P1"><text:span text:style-name="T8">not just them but </text:span></text:p>
          <text:p text:style-name="P1"><text:span text:style-name="T8">Bobby and Cass is in too!</text:span></text:p>
          <text:p text:style-name="P1"><text:span text:style-name="T8">Chek out <text:s/></text:span></text:p>
          <text:p text:style-name="P1"><text:span text:style-name="T8">everything in the Website </text:span></text:p>
          <text:p text:style-name="P1"><text:span text:style-name="T8">theres even pictures of </text:span></text:p>
          <text:p text:style-name="P1"><text:span text:style-name="T8">Demon Symbols!</text:span></text:p>
          <text:p text:style-name="P1"><text:span text:style-name="T8"/></text:p>
          <text:p text:style-name="P1"><text:span text:style-name="T9">ENJOY SUPERFA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6.89cm" svg:height="6.89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985cm" svg:height="6.985cm" svg:x="13.7cm" svg:y="1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7T15:02:13</meta:creation-date>
    <dc:date>2012-05-24T11:02:23</dc:date>
    <dc:creator>student </dc:creator>
    <meta:editing-duration>PT51M17S</meta:editing-duration>
    <meta:editing-cycles>4</meta:editing-cycles>
    <meta:generator>LibreOffice/3.3$Linux LibreOffice_project/330m19$Build-202</meta:generator>
    <meta:document-statistic meta:object-count="19"/>
  </office:meta>
</office:document-meta>
</file>